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bottom" draw:auto-grow-height="false" fo:min-height="2.25cm" fo:wrap-option="wrap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cm" fo:margin-right="0cm" fo:margin-top="0cm" fo:margin-bottom="0.403cm" fo:text-indent="0cm" style:text-autospace="ideograph-alpha" style:punctuation-wrap="hanging"/>
    </style:style>
    <style:style style:name="P5" style:family="paragraph">
      <style:paragraph-properties fo:margin-left="0.6cm" fo:margin-right="0cm" fo:text-indent="-0.6cm"/>
    </style:style>
    <style:style style:name="P6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cruiting participants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 text:style-name="P1">Alisdair Tullo</text:p>
            <text:p text:style-name="P1">alisdair@tullo.me.uk</text:p>
            <text:p text:style-name="P1"/>
            <text:p text:style-name="P1">Online Experiments Workshop</text:p>
            <text:p text:style-name="P1">Aarhus University</text:p>
            <text:p>28th-29th May 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cruiting participa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What are the options?</text:p>
              </text:list-item>
              <text:list-item>
                <text:p><text:s/>How to choose?</text:p>
              </text:list-item>
              <text:list-item>
                <text:p><text:s/>Some detail on those options ....</text:p>
              </text:list-item>
              <text:list-item>
                <text:p><text:s/>Some practicalities of how MTurk and Prolific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are the options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Amazon Mechanical Turk (MTurk)</text:p>
              </text:list-item>
              <text:list-item>
                <text:p><text:s/>Prolific Academic</text:p>
              </text:list-item>
              <text:list-item>
                <text:p><text:s/>Fellow students</text:p>
              </text:list-item>
              <text:list-item>
                <text:p><text:s/>“Social recruiting” (Facebook, Twitter etc.)</text:p>
              </text:list-item>
              <text:list-item>
                <text:p><text:s/>(Local participant pool, COBE Lab)</text:p>
              </text:list-item>
              <text:list-item>
                <text:p><text:s/>(Testable)</text:p>
              </text:list-item>
              <text:list-item>
                <text:p><text:s/>(Qualtrics, SurveyMonke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to choose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4"><text:span text:style-name="T1"><text:s/></text:span><text:span text:style-name="T1">As with experiment software, which platform to use?</text:span></text:p>
              </text:list-item>
              <text:list-item>
                <text:p text:style-name="P4"><text:span text:style-name="T1"><text:s/></text:span><text:span text:style-name="T1">So as with experiment software ....</text:span></text:p>
              </text:list-item>
              <text:list-item>
                <text:p text:style-name="P4"><text:span text:style-name="T1"><text:s/></text:span><text:span text:style-name="T1">Don't be afraid to try out different platforms</text:span></text:p>
              </text:list-item>
              <text:list-item>
                <text:p text:style-name="P4"><text:span text:style-name="T1"><text:s/></text:span><text:span text:style-name="T1">Don't be afraid to switch if yours isn't work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mazon Mechanical Tu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Originally created to allow simple human-solvable tasks to be delegated</text:p>
              </text:list-item>
              <text:list-item>
                <text:p><text:s/>E.g. checking parts of a transcript, identifying what's in an image</text:p>
              </text:list-item>
              <text:list-item>
                <text:p><text:s/>Not specifically designed for academic purpo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“AI-like” tasks but it’s cheaper to use a human!</text:p>
              <text:p/>
              <text:p>Sometimes Mturk data is used as ground-truthing to train AIs ….</text:p>
            </draw:text-box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mazon Mechanical Tu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Positives:</text:p>
              </text:list-header>
              <text:list-item>
                <text:p><text:s/>Huge, can recruit as many participants as you want very quickly</text:p>
              </text:list-item>
              <text:list-item>
                <text:p><text:s/>No minimum payment (though there are ethical considerations!)</text:p>
              </text:list-item>
              <text:list-item>
                <text:p><text:s/>Well supported, for example oTree and jsPsych have facilities to integrate with MTu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mazon Mechanical Tu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Negatives:</text:p>
              </text:list-header>
              <text:list-item>
                <text:p><text:s/>Charges extra to target specific demographics</text:p>
              </text:list-item>
              <text:list-item>
                <text:p><text:s/>Some very specific “demographics”</text:p>
              </text:list-item>
              <text:list-item>
                <text:p><text:s/>Participants can be experienced at completing experiments!</text:p>
              </text:list-item>
              <text:list-item>
                <text:p><text:s/>Familiarity with common paradigms and avoidance of attention checks<text:line-break/><text:span text:style-name="T2"><text:a xlink:href="https://link.springer.com/article/10.3758/s13428-013-0365-7" xlink:type="simple">https://link.springer.com/article/10.3758/s13428-013-0365-7</text:a></text:span><text:span text:style-name="T2"><text:line-break/></text:span><text:span text:style-name="T2"><text:a xlink:href="https://link.springer.com/article/10.3758/s13428-015-0578-z" xlink:type="simple">https://link.springer.com/article/10.3758/s13428-015-0578-z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5">Workers don’t really feel valued</text:p>
              <text:p text:style-name="P5"/>
              <text:p>Original “gig economy”</text:p>
            </draw:text-box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lific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Set up specifically to provide research participants</text:p>
              </text:list-item>
              <text:list-item>
                <text:p><text:s/>Not just focused on academics, can be customer or market research for busines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lific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Positives:</text:p>
              </text:list-item>
            </text:list>
            <text:list text:style-name="L3">
              <text:list-item>
                <text:p><text:s/>Pays at least $6.50/hr to participants</text:p>
              </text:list-item>
              <text:list-item>
                <text:p><text:s/>Good participant experience</text:p>
              </text:list-item>
              <text:list-item>
                <text:p><text:s/>Attention checks</text:p>
              </text:list-item>
              <text:list-item>
                <text:p><text:s/>Tries to motivate participants to help research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lific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Negatives:</text:p>
              </text:list-item>
            </text:list>
            <text:list text:style-name="L3">
              <text:list-item>
                <text:p><text:s/>Can be hard to get users in certain demographics (anecdota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llow stude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Free but ....</text:p>
              </text:list-item>
              <text:list-item>
                <text:p><text:s/>.... extremely biased population!</text:p>
              </text:list-item>
              <text:list-item>
                <text:p><text:s/>Familiarity with studies a definite problem</text:p>
              </text:list-item>
              <text:list-item>
                <text:p><text:s/>Probably best just for piloting</text:p>
              </text:list-item>
              <text:list-item>
                <text:p><text:s/>(Of course universities are great for some types of study e.g. multilingual peopl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cial Recruit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Send out a message on Facebook / Twitter / Instagram / email to get participants</text:p>
              </text:list-item>
              <text:list-item>
                <text:p><text:s/>Will get people with similarities to you.</text:p>
              </text:list-item>
              <text:list-item>
                <text:p><text:s/>(Some of these may not be obvious)</text:p>
              </text:list-item>
              <text:list-item>
                <text:p><text:s/>If you <text:span text:style-name="T3">want</text:span><text:span text:style-name="T4"> people with a particular trait (e.g. a particular qualification, language, medical condition) then you can target interest groups</text:span></text:p>
              </text:list-item>
              <text:list-item>
                <text:p><text:span text:style-name="T4"><text:s/></text:span><text:span text:style-name="T4">As with recruiting students, don't be afraid to use this for pilot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lific practicaliti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Participants are offered studies according to their demographics and preferences</text:p>
              </text:list-item>
              <text:list-item>
                <text:p><text:s/>If they accept, Prolific sends them to your experiment</text:p>
              </text:list-item>
              <text:list-item>
                <text:p><text:s/>You give the participant a code to type in, or</text:p>
              </text:list-item>
              <text:list-item>
                <text:p><text:s/>(this is better) send them to a specific Prolific URL at the end of your experiment</text:p>
              </text:list-item>
              <text:list-item>
                <text:p><text:s/>The participant is rewarded when you approve their submi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chanical Turk practicaliti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Workers can search for jobs according to keywords</text:p>
              </text:list-item>
              <text:list-item>
                <text:p><text:s/>The experiment can be hosted in MTurk or on an external site</text:p>
              </text:list-item>
              <text:list-item>
                <text:p><text:s/>There are parallel sandbox sites for testing:<text:line-break/> <text:s/><text:a xlink:href="https://requestersandbox.mturk.com/" xlink:type="simple">https://requestersandbox.mturk.com/</text:a><text:line-break/> <text:s/><text:a xlink:href="https://workersandbox.mturk.com/" xlink:type="simple">https://workersandbox.mturk.com</text:a></text:p>
              </text:list-item>
              <text:list-item>
                <text:p><text:s/>Tasks are HITs (Human Intelligence Tasks)</text:p>
              </text:list-item>
              <text:list-item>
                <text:p><text:s/>Amazon charges 20% of the Worker reward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chanical Turk practicaliti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You can use “Survey Link”</text:p>
              </text:list-item>
              <text:list-item>
                <text:p><text:s/>You provide a link to your task, hosted elsewhere</text:p>
              </text:list-item>
              <text:list-item>
                <text:p><text:s/>At the end of your task you give a unique code (which is also recorded in your results)</text:p>
              </text:list-item>
              <text:list-item>
                <text:p><text:s/>The participant must return to MTurk and enter the code</text:p>
              </text:list-item>
              <text:list-item>
                <text:p><text:s/>Later on, you match up the codes and verify that the task was completed, and pay th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chanical Turk practicaliti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6">
              <text:list-item>
                <text:p><text:s/>You can also embed the experiment within Mturk</text:p>
              </text:list-item>
              <text:list-item>
                <text:p><text:s/>Mixed results, so I recommend using an external link</text:p>
              </text:list-item>
              <text:list-item>
                <text:p><text:s/>May be ethical concerns due to data hosting location</text:p>
              </text:list-item>
            </text:list>
          </draw:text-box>
        </draw:frame>
        <draw:frame draw:style-name="gr2" draw:text-style-name="P6" draw:layer="layout" svg:width="26cm" svg:height="2.5cm" svg:x="1cm" svg:y="1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1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outline1">
      <style:graphic-properties fo:min-height="12.18cm"/>
    </style:style>
    <style:style style:name="Mpr6" style:family="presentation" style:parent-style-name="Alizarin-backgroundobjects">
      <style:graphic-properties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3" style:family="presentation" style:parent-style-name="Alizarin0-backgroundobjects">
      <style:graphic-properties draw:stroke="none" draw:fill="none" draw:auto-grow-height="false" fo:min-height="1.501cm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margin-left="1cm" fo:margin-right="0cm" fo:margin-top="1.1cm" fo:margin-bottom="1.503cm" fo:text-indent="0cm" style:text-autospace="ideograph-alpha" style:punctuation-wrap="hanging"/>
    </style:style>
    <style:style style:name="MP10" style:family="paragraph">
      <style:paragraph-properties fo:margin-left="0cm" fo:margin-right="0cm" fo:margin-top="1.1cm" fo:margin-bottom="1.5cm" fo:text-indent="0cm" style:text-autospace="ideograph-alpha" style:punctuation-wrap="hanging"/>
    </style:style>
    <style:style style:name="MP11" style:family="paragraph">
      <style:paragraph-properties fo:margin-left="0cm" fo:margin-right="0cm" fo:margin-top="1.1cm" fo:margin-bottom="1.4cm" fo:text-indent="0cm" style:text-autospace="ideograph-alpha" style:punctuation-wrap="hanging"/>
    </style:style>
    <style:style style:name="MP12" style:family="paragraph">
      <style:paragraph-properties fo:margin-left="0cm" fo:margin-right="0cm" fo:margin-top="1.1cm" fo:margin-bottom="1.3cm" fo:text-indent="0cm" style:text-autospace="ideograph-alpha" style:punctuation-wrap="hanging"/>
    </style:style>
    <style:style style:name="MP13" style:family="paragraph">
      <style:paragraph-properties fo:margin-left="0cm" fo:margin-right="0cm" fo:margin-top="1.1cm" fo:margin-bottom="1.2cm" fo:text-indent="0cm" style:text-autospace="ideograph-alpha" style:punctuation-wrap="hanging"/>
    </style:style>
    <style:style style:name="MP14" style:family="paragraph">
      <style:paragraph-properties fo:text-align="end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style:text-properties fo:font-size="14pt"/>
    </style:style>
    <style:style style:name="MP18" style:family="paragraph">
      <loext:graphic-properties draw:fill="none" draw:fill-color="#ffffff"/>
      <style:text-properties fo:font-size="14pt"/>
    </style:style>
    <style:style style:name="MP19" style:family="paragraph">
      <style:paragraph-properties fo:text-align="end"/>
      <style:text-properties fo:font-size="14pt"/>
    </style:style>
    <style:style style:name="MP20" style:family="paragraph">
      <loext:graphic-properties draw:fill="none" draw:fill-color="#ffffff"/>
      <style:paragraph-properties fo:text-align="end"/>
      <style:text-properties fo:font-size="14pt"/>
    </style:style>
    <style:style style:name="MP21" style:family="paragraph">
      <style:paragraph-properties fo:text-align="start"/>
    </style:style>
    <style:style style:name="MP22" style:family="paragraph">
      <loext:graphic-properties draw:fill="none"/>
      <style:paragraph-properties fo:text-align="start"/>
    </style:style>
    <style:style style:name="MP23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fo:color="#1c1c1c" style:text-outline="false" style:text-line-through-style="none" style:text-line-through-type="none" style:font-name="Source Sans Pro Light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MT5" style:family="text">
      <style:text-properties fo:font-variant="normal" fo:text-transform="none" fo:color="#1c1c1c" style:text-outline="false" style:text-line-through-style="none" style:text-line-through-type="none" style:font-name="Source Sans Pro Light" fo:font-size="1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MT6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Mpr5" draw:layer="backgroundobjects" svg:width="25.5cm" svg:height="13cm" svg:x="1cm" svg:y="5.5cm" presentation:class="outline">
        <draw:text-box>
          <text:list text:style-name="ML2">
            <text:list-item>
              <text:p text:style-name="MP9"><text:span text:style-name="MT2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layer="backgroundobjects" svg:width="6.5cm" svg:height="1.449cm" svg:x="21cm" svg:y="19cm" presentation:class="date-time">
        <draw:text-box>
          <text:p text:style-name="MP14"><presentation:date-time/></text:p>
        </draw:text-box>
      </draw:frame>
      <draw:frame presentation:style-name="Mpr7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8" draw:text-style-name="MP5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8" draw:layer="backgroundobjects" svg:width="9.113cm" svg:height="1.484cm" svg:x="0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9" draw:text-style-name="MP20" draw:layer="backgroundobjects" svg:width="9.113cm" svg:height="1.484cm" svg:x="11.886cm" svg:y="0cm" presentation:class="date-time">
          <draw:text-box>
            <text:p text:style-name="MP19"><text:span text:style-name="MT6"><presentation:date-time/></text:span></text:p>
          </draw:text-box>
        </draw:frame>
        <draw:frame presentation:style-name="Mpr10" draw:text-style-name="MP18" draw:layer="backgroundobjects" svg:width="9.113cm" svg:height="1.484cm" svg:x="0cm" svg:y="28.215cm" presentation:class="footer">
          <draw:text-box>
            <text:p text:style-name="MP17"><text:span text:style-name="MT6"><presentation:footer/></text:span></text:p>
          </draw:text-box>
        </draw:frame>
        <draw:frame presentation:style-name="Mpr10" draw:text-style-name="MP20" draw:layer="backgroundobjects" svg:width="9.113cm" svg:height="1.484cm" svg:x="11.886cm" svg:y="28.215cm" presentation:class="page-number">
          <draw:text-box>
            <text:p text:style-name="MP19"><text:span text:style-name="MT6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1" draw:text-style-name="MP22" draw:layer="backgroundobjects" svg:width="6.5cm" svg:height="1.5cm" svg:x="21cm" svg:y="19cm" presentation:class="date-time">
        <draw:text-box>
          <text:p text:style-name="MP21"><presentation:date-time/></text:p>
        </draw:text-box>
      </draw:frame>
      <draw:frame presentation:style-name="Mpr12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3" draw:text-style-name="MP23" draw:layer="backgroundobjects" svg:width="1.5cm" svg:height="1.5cm" svg:x="0.5cm" svg:y="19cm" presentation:class="page-number">
        <draw:text-box>
          <text:p text:style-name="MP14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8" draw:layer="backgroundobjects" svg:width="9.113cm" svg:height="1.484cm" svg:x="0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14" draw:text-style-name="MP20" draw:layer="backgroundobjects" svg:width="9.113cm" svg:height="1.484cm" svg:x="11.886cm" svg:y="0cm" presentation:class="date-time">
          <draw:text-box>
            <text:p text:style-name="MP19"><text:span text:style-name="MT6"><presentation:date-time/></text:span></text:p>
          </draw:text-box>
        </draw:frame>
        <draw:frame presentation:style-name="Mpr15" draw:text-style-name="MP18" draw:layer="backgroundobjects" svg:width="9.113cm" svg:height="1.484cm" svg:x="0cm" svg:y="28.215cm" presentation:class="footer">
          <draw:text-box>
            <text:p text:style-name="MP17"><text:span text:style-name="MT6"><presentation:footer/></text:span></text:p>
          </draw:text-box>
        </draw:frame>
        <draw:frame presentation:style-name="Mpr15" draw:text-style-name="MP20" draw:layer="backgroundobjects" svg:width="9.113cm" svg:height="1.484cm" svg:x="11.886cm" svg:y="28.215cm" presentation:class="page-number">
          <draw:text-box>
            <text:p text:style-name="MP19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7T14:04:49.231816990</meta:creation-date>
    <meta:editing-duration>PT3H21M27S</meta:editing-duration>
    <meta:editing-cycles>12</meta:editing-cycles>
    <meta:generator>LibreOffice/6.0.7.3$Linux_X86_64 LibreOffice_project/00m0$Build-3</meta:generator>
    <dc:title>aarhus</dc:title>
    <meta:initial-creator>Alisdair </meta:initial-creator>
    <dc:date>2020-05-29T09:12:55.401004652</dc:date>
    <meta:document-statistic meta:object-count="102"/>
  </office:meta>
</office:document-meta>
</file>